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Звичайний-subtitle">
      <style:graphic-properties draw:fill-color="#ffffff" fo:min-height="1.286cm"/>
    </style:style>
    <style:style style:name="pr2" style:family="presentation" style:parent-style-name="Звичайний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layer="layout" svg:width="12.2cm" svg:height="1.286cm" svg:x="7.6cm" svg:y="-0.086cm" presentation:class="subtitle" presentation:user-transformed="true">
          <draw:text-box>
            <text:p>Text is too close to e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1T0">
        <draw:frame presentation:style-name="pr1" draw:text-style-name="P1" draw:layer="layout" svg:width="12.2cm" svg:height="1.286cm" svg:x="8cm" svg:y="18.8cm" presentation:class="subtitle" presentation:user-transformed="true">
          <draw:text-box>
            <text:p><text:span text:style-name="T1">Text is too close to ed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1T0">
        <draw:frame presentation:style-name="pr1" draw:text-style-name="P1" draw:layer="layout" svg:width="12.2cm" svg:height="1.286cm" draw:transform="rotate (1.25192467245553) translate (0.177cm 15.834cm)" presentation:class="subtitle" presentation:user-transformed="true">
          <draw:text-box>
            <text:p><text:span text:style-name="T1">Text is too close to ed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1T0">
        <draw:frame presentation:style-name="pr1" draw:text-style-name="P1" draw:layer="layout" svg:width="12.2cm" svg:height="1.286cm" draw:transform="rotate (1.11997778100476) translate (20.263cm 13.767cm)" presentation:class="subtitle" presentation:user-transformed="true">
          <draw:text-box>
            <text:p><text:span text:style-name="T1">Text is too close to ed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1T0">
        <draw:frame presentation:style-name="pr1" draw:text-style-name="P1" draw:layer="layout" svg:width="12.2cm" svg:height="2.533cm" svg:x="9cm" svg:y="8.491cm" presentation:class="subtitle" presentation:user-transformed="true">
          <draw:text-box>
            <text:p><text:span text:style-name="T1">Text is not too close to ed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1T0">
        <draw:frame presentation:style-name="pr1" draw:text-style-name="P1" draw:layer="layout" svg:width="12.2cm" svg:height="2.533cm" draw:transform="rotate (1.56782926706651) translate (7.216cm 17.053cm)" presentation:class="subtitle" presentation:user-transformed="true">
          <draw:text-box>
            <text:p><text:span text:style-name="T1">Text is not too close to ed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20:57:42.572007130</meta:creation-date>
    <dc:date>2013-11-09T21:48:48.751697910</dc:date>
    <meta:editing-duration>PT23M15S</meta:editing-duration>
    <meta:editing-cycles>4</meta:editing-cycles>
    <meta:generator>LibreOffice/4.1.3.2$Linux_X86_64 LibreOffice_project/410$Build-2</meta:generator>
    <meta:document-statistic meta:object-count="39"/>
  </office:meta>
</office:document-meta>
</file>